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0e4a6" draw:textarea-horizontal-align="justify" draw:textarea-vertical-align="middle" draw:auto-grow-height="false" fo:min-height="1.104cm" fo:min-width="6.354cm"/>
    </style:style>
    <style:style style:name="gr2" style:family="graphic" style:parent-style-name="objectwithoutfill">
      <style:graphic-properties draw:marker-end="Arrow" draw:marker-end-width="0.3cm" draw:fill="none" draw:textarea-vertical-align="bottom"/>
    </style:style>
    <style:style style:name="gr3" style:family="graphic" style:parent-style-name="decision">
      <style:graphic-properties draw:auto-grow-width="true" fo:min-height="1.585cm" fo:min-width="2.368cm"/>
    </style:style>
    <style:style style:name="gr4" style:family="graphic" style:parent-style-name="question">
      <style:graphic-properties fo:padding-top="0.6cm"/>
    </style:style>
    <style:style style:name="gr5" style:family="graphic" style:parent-style-name="standard">
      <style:graphic-properties draw:fill-color="#d0e4a6" draw:textarea-horizontal-align="justify" draw:textarea-vertical-align="middle" draw:auto-grow-height="false" fo:min-height="2.057cm" fo:min-width="6.156cm"/>
    </style:style>
    <style:style style:name="gr6" style:family="graphic" style:parent-style-name="decision">
      <style:graphic-properties draw:textarea-horizontal-align="left" fo:min-height="0.793cm" fo:min-width="0.881cm"/>
    </style:style>
    <style:style style:name="gr7" style:family="graphic" style:parent-style-name="decision">
      <style:graphic-properties fo:min-height="0.793cm" fo:min-width="1.355cm"/>
    </style:style>
    <style:style style:name="gr8" style:family="graphic" style:parent-style-name="standard">
      <style:graphic-properties draw:fill-color="#d0e4a6" draw:textarea-horizontal-align="justify" draw:textarea-vertical-align="middle" draw:auto-grow-height="false" fo:min-height="2.458cm" fo:min-width="6.2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decision">
      <style:graphic-properties draw:auto-grow-width="false" fo:min-height="0.71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d0e4a6"/>
      <style:paragraph-properties fo:text-align="center"/>
      <style:text-properties style:font-name="Arial Black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  <style:text-properties style:font-name="Arial Black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/>
      <style:text-properties fo:font-size="17pt" style:font-size-asian="17pt" style:font-size-complex="17pt"/>
    </style:style>
    <style:style style:name="P7" style:family="paragraph">
      <loext:graphic-properties draw:fill-color="#d0e4a6"/>
      <style:paragraph-properties fo:text-align="center"/>
      <style:text-properties style:font-name="Arial Black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7pt" style:font-size-asian="17pt" style:font-size-complex="17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question" draw:text-style-name="P1" xml:id="id1" draw:id="id1" draw:layer="layout" svg:width="7cm" svg:height="3cm" svg:x="2cm" svg:y="6cm">
          <text:p>Type of clou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2" draw:id="id2" draw:layer="layout" svg:width="7cm" svg:height="1.5cm" svg:x="12cm" svg:y="6.75cm">
          <text:p text:style-name="P2"><text:span text:style-name="T1">Zero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4" draw:layer="layout" draw:type="line" svg:x1="9cm" svg:y1="7.5cm" svg:x2="12cm" svg:y2="7.5cm" draw:start-shape="id1" draw:start-glue-point="7" draw:end-shape="id2" draw:end-glue-point="3" svg:d="M9000 7500h3000" svg:viewBox="0 0 3001 1">
          <text:p/>
        </draw:connector>
        <draw:connector draw:style-name="gr2" draw:text-style-name="P5" draw:layer="layout" draw:type="line" svg:x1="5.5cm" svg:y1="9cm" svg:x2="5.501cm" svg:y2="10.001cm" draw:start-shape="id1" draw:start-glue-point="6" draw:end-shape="id3" draw:end-glue-point="4" svg:d="M5500 9000l1 1001" svg:viewBox="0 0 2 1002">
          <text:p/>
        </draw:connector>
        <draw:frame draw:style-name="gr3" draw:layer="layout" svg:width="2.568cm" svg:height="1.785cm" svg:x="5.5cm" svg:y="8.488cm">
          <draw:text-box>
            <text:p>private</text:p>
          </draw:text-box>
        </draw:frame>
        <draw:custom-shape draw:style-name="gr4" draw:text-style-name="P6" xml:id="id3" draw:id="id3" draw:layer="layout" svg:width="7.001cm" svg:height="3.999cm" svg:x="2cm" svg:y="10.001cm">
          <text:p text:style-name="P6"><text:span text:style-name="T2">Need</text:span></text:p>
          <text:p text:style-name="P6"><text:span text:style-name="T2">commercial support /</text:span></text:p>
          <text:p text:style-name="P6"><text:span text:style-name="T2"><text:s/></text:span><text:span text:style-name="T2">production-</text:span></text:p>
          <text:p text:style-name="P6"><text:span text:style-name="T2">read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xml:id="id4" draw:id="id4" draw:layer="layout" svg:width="7cm" svg:height="3cm" svg:x="12cm" svg:y="10.5cm">
          <text:p text:style-name="P1"><text:span text:style-name="T3">RHEL OSP</text:span></text:p>
          <text:p text:style-name="P1"><text:span text:style-name="T4">or</text:span></text:p>
          <text:p text:style-name="P1"><text:span text:style-name="T3">SUSE OpenStack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line" svg:x1="9.001cm" svg:y1="12.001cm" svg:x2="12cm" svg:y2="12cm" draw:start-shape="id3" draw:start-glue-point="7" draw:end-shape="id4" draw:end-glue-point="3" svg:d="M9001 12001l2999-1" svg:viewBox="0 0 3000 2">
          <text:p/>
        </draw:connector>
        <draw:custom-shape draw:style-name="question" xml:id="id5" draw:id="id5" draw:layer="layout" svg:width="7.001cm" svg:height="3.999cm" svg:x="2cm" svg:y="15.001cm">
          <text:p><text:span text:style-name="T5">Engineering</text:span></text:p>
          <text:p><text:span text:style-name="T5">resources</text:span></text:p>
          <text:p><text:span text:style-name="T5">availab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draw:type="line" svg:x1="5.501cm" svg:y1="14cm" svg:x2="5.501cm" svg:y2="15.001cm" draw:start-shape="id3" draw:start-glue-point="6" draw:end-shape="id5" draw:end-glue-point="4" svg:d="M5501 14000v1001" svg:viewBox="0 0 1 1002">
          <text:p/>
        </draw:connector>
        <draw:frame draw:style-name="gr6" draw:layer="layout" svg:width="1.081cm" svg:height="0.993cm" svg:x="5.919cm" svg:y="13.985cm">
          <draw:text-box>
            <text:p>no</text:p>
          </draw:text-box>
        </draw:frame>
        <draw:connector draw:style-name="gr2" draw:text-style-name="P5" draw:layer="layout" draw:type="line" svg:x1="9.002cm" svg:y1="17.002cm" svg:x2="12.001cm" svg:y2="17.001cm" svg:d="M9002 17002l2999-1" svg:viewBox="0 0 3000 2">
          <text:p/>
        </draw:connector>
        <draw:custom-shape draw:style-name="gr1" draw:text-style-name="P3" draw:layer="layout" svg:width="7cm" svg:height="1.5cm" svg:x="12.001cm" svg:y="16.251cm">
          <text:p text:style-name="P2"><text:span text:style-name="T1">masakar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5" draw:layer="layout" draw:type="line" svg:x1="5.5cm" svg:y1="19cm" svg:x2="5.501cm" svg:y2="20.001cm" draw:start-shape="id5" draw:end-shape="id6" draw:end-glue-point="0" svg:d="M5500 19000l1 1001" svg:viewBox="0 0 2 1002">
          <text:p/>
        </draw:connector>
        <draw:frame draw:style-name="gr7" draw:layer="layout" svg:width="1.555cm" svg:height="0.993cm" svg:x="5.745cm" svg:y="18.986cm">
          <draw:text-box>
            <text:p>a lot</text:p>
          </draw:text-box>
        </draw:frame>
        <draw:custom-shape draw:style-name="gr8" draw:text-style-name="P7" xml:id="id6" draw:id="id6" draw:layer="layout" svg:width="7cm" svg:height="3cm" svg:x="2.001cm" svg:y="20.001cm">
          <text:p text:style-name="P1"><text:span text:style-name="T3">mistral</text:span></text:p>
          <text:p text:style-name="P1"><text:span text:style-name="T4">or</text:span></text:p>
          <text:p text:style-name="P1"><text:span text:style-name="T3">Senl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0.554cm" svg:height="1.588cm" svg:x="9.5cm" svg:y="6.14cm">
          <draw:text-box>
            <text:p/>
          </draw:text-box>
        </draw:frame>
        <draw:frame draw:style-name="gr10" draw:layer="layout" svg:width="2.9cm" svg:height="0.912cm" svg:x="9cm" svg:y="10.982cm">
          <draw:text-box>
            <text:p>yes</text:p>
          </draw:text-box>
        </draw:frame>
        <draw:frame draw:style-name="gr10" draw:layer="layout" svg:width="2.9cm" svg:height="0.912cm" svg:x="9cm" svg:y="6.582cm">
          <draw:text-box>
            <text:p>hosted</text:p>
          </draw:text-box>
        </draw:frame>
        <draw:frame draw:style-name="gr10" draw:layer="layout" svg:width="2.9cm" svg:height="0.912cm" svg:x="9cm" svg:y="16.082cm">
          <draw:text-box>
            <text:p>so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3cm" svg:stroke-color="#3465a4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49cm" fo:min-width="2.949cm" fo:padding-top="0.5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cision" style:family="graphic" style:parent-style-name="standard">
      <style:graphic-properties draw:stroke="none" draw:stroke-dash="Dashed_20__28_var_29__20_4" svg:stroke-color="#000000" draw:fill="none" draw:fill-color="#ffffff" draw:textarea-horizontal-align="center" draw:auto-grow-height="true" draw:auto-grow-width="true" fo:min-height="0.712cm" fo:min-width="2.368cm" fo:padding-top="0.1cm" fo:padding-bottom="0.1cm" fo:padding-left="0.1cm" fo:padding-right="0.1cm">
        <text:list-style style:name="decis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fb2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question" style:family="graphic" style:parent-style-name="standard">
      <style:graphic-properties draw:stroke-dash="Dashed_20__28_var_29__20_4" svg:stroke-width="0.053cm" draw:marker-start-width="0.279cm" draw:marker-end-width="0.279cm" draw:fill-color="#ffffff" draw:fill-gradient-name="Gradient_20_7" draw:fill-hatch-name="Hatching_20_1" draw:fill-image-name="Bitmap_20_1" draw:textarea-horizontal-align="justify" draw:textarea-vertical-align="middle" draw:auto-grow-height="false" fo:min-height="1.198cm" fo:min-width="2.948cm" fo:padding-top="0.151cm" fo:padding-bottom="0.151cm" fo:padding-left="0.276cm" fo:padding-right="0.276cm"/>
      <style:paragraph-properties fo:text-align="center"/>
      <style:text-properties style:font-name="Liberation Sans2" fo:font-family="'Liberation Sans'" style:font-style-name="Regular" style:font-family-generic="swiss" style:font-pitch="variable" fo:font-size="18pt" fo:font-weight="normal" style:font-weight-asian="bold" style:font-weight-complex="6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8T00:44:42.057644386</meta:creation-date>
    <dc:date>2016-04-18T01:31:37.859756253</dc:date>
    <dc:creator>Adam Spiers</dc:creator>
    <meta:editing-duration>PT30M14S</meta:editing-duration>
    <meta:editing-cycles>2</meta:editing-cycles>
    <meta:generator>LibreOffice/5.0.4.2$Linux_X86_64 LibreOffice_project/00m0$Build-2</meta:generator>
    <meta:document-statistic meta:object-count="20"/>
  </office:meta>
</office:document-meta>
</file>